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6ae" officeooo:paragraph-rsid="000dc6ae"/>
    </style:style>
    <style:style style:name="P2" style:family="paragraph" style:parent-style-name="Standard">
      <style:text-properties officeooo:rsid="000dd04d" officeooo:paragraph-rsid="000dd04d"/>
    </style:style>
    <style:style style:name="P3" style:family="paragraph" style:parent-style-name="Standard">
      <style:text-properties officeooo:rsid="000ef584" officeooo:paragraph-rsid="000ef584"/>
    </style:style>
    <style:style style:name="P4" style:family="paragraph" style:parent-style-name="Standard">
      <style:text-properties officeooo:rsid="000fcd12" officeooo:paragraph-rsid="000fcd12"/>
    </style:style>
    <style:style style:name="T1" style:family="text">
      <style:text-properties officeooo:rsid="000dc6ae"/>
    </style:style>
    <style:style style:name="T2" style:family="text">
      <style:text-properties officeooo:rsid="000ef5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Le signal est une grandeur physique porteuse d’information et qui évolue en fonction d’une dimension(t).Il peut aussi être considéré comme étant une représentation physique de l’information.</text:span></text:p>
      <text:p text:style-name="Standard"/>
      <text:p text:style-name="P1">La représentation mathématiques d’un signal est une fonction.</text:p>
      <text:p text:style-name="P1"/>
      <text:p text:style-name="P1">Il existe des signaux <text:s/>1D,2D et 3D.</text:p>
      <text:p text:style-name="P1"/>
      <text:p text:style-name="P2">Les signaux peuvent être <text:s/>divisés en deux catégories:</text:p>
      <text:p text:style-name="P2">-Les signaux continus</text:p>
      <text:p text:style-name="P2">-Les signaux discrets</text:p>
      <text:p text:style-name="P2"/>
      <text:p text:style-name="P2">Un signal est déterministe si on peut prédire son comportement.Il est dit aléatoire dans le cas contraire.</text:p>
      <text:p text:style-name="P2"/>
      <text:p text:style-name="P2">Un signal est périodique <text:span text:style-name="T2">si s(t+1)=s(t) donc tout signal périodique est déterministe.</text:span></text:p>
      <text:p text:style-name="P2"/>
      <text:p text:style-name="P3">Un signal peut être pair,impair ou aucun des deux.*</text:p>
      <text:p text:style-name="P3"/>
      <text:p text:style-name="P4">Nous avons 4 types de transformation du signal:</text:p>
      <text:p text:style-name="P4">-La translation vertical</text:p>
      <text:p text:style-name="P4">-La translation horizontale</text:p>
      <text:p text:style-name="P4">-La dilatation</text:p>
      <text:p text:style-name="P4">-La compression 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1T14:37:34.954014419</meta:creation-date>
    <dc:date>2022-10-31T16:24:02.851682858</dc:date>
    <meta:editing-duration>PT35M37S</meta:editing-duration>
    <meta:editing-cycles>1</meta:editing-cycles>
    <meta:document-statistic meta:table-count="0" meta:image-count="0" meta:object-count="0" meta:page-count="1" meta:paragraph-count="14" meta:word-count="111" meta:character-count="752" meta:non-whitespace-character-count="651"/>
    <meta:generator>LibreOffice/6.4.7.2$Linux_X86_64 LibreOffice_project/40$Build-2</meta:generator>
  </office:meta>
</office:document-meta>
</file>